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_5f_Contribution_5f_and_5f_Expenditure_5f_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_Contribution_and_Expenditure_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pons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riginal_title</text:p>
          </table:table-cell>
          <table:table-cell table:style-name="ce1" office:value-type="string" calcext:value-type="string">
            <text:p>Money, Politics and Transparency - Contribution and Expenditure Restriction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iginal_indicator_c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Beitrags- und Spendenrestriktionen für politische Wahlprogram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dg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rt_indicator_descrip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ort_indicator_description$de</text:p>
          </table:table-cell>
          <table:table-cell table:style-name="ce1" office:value-type="string" calcext:value-type="string">
            <text:p>Dieser Indikator misst Beitrags- und Spendenrestriktionen für politische Wahlprogramme anhand von einem Punktesyste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rt_indicator_description$en</text:p>
          </table:table-cell>
          <table:table-cell table:style-name="ce1" office:value-type="string" calcext:value-type="string">
            <text:p>This indicator measures contribution and expenditure restrictions during electoral campaigns based on a scorecar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_indicator_descrip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ng_indicator_description$de$text</text:p>
          </table:table-cell>
          <table:table-cell table:style-name="ce1" office:value-type="string" calcext:value-type="string">
            <text:p>Dieser Indikator ist eine von 5 Kategorien im Money, Politics and Transparency Index und misst Beitrags- und Ausgabenrestriktionen für politische Wahlprogramme anhand von einem Punktesystem. Er beinhaltet 12 Unterindikatoren wie ein Beitrags- und Spendenlimit per Gesetz für Firmen und Einzelpersonen oder ein gesetzliches Verbot von Barzahlungen und anonymen Zahlunge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_indicator_description$de$baseunit</text:p>
          </table:table-cell>
          <table:table-cell table:style-name="ce1" office:value-type="string" calcext:value-type="string">
            <text:p>Punk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_indicator_description$en$text</text:p>
          </table:table-cell>
          <table:table-cell table:style-name="ce1" office:value-type="string" calcext:value-type="string">
            <text:p>This indicator is one of 5 categories in the Money, Politics and Transparency Index and measures contribution and expenditure restrictions during electoral campaigns based on a scorecard. It includes 12 individual indicators incluiding a law to limit contributions from individuals and corporations to a maximum amount and laws to ban cash contributions as well as anonymous contribution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_indicator_description$en$baseuni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get$rating</text:p>
          </table:table-cell>
          <table:table-cell table:style-name="ce1" office:value-type="string" calcext:value-type="string">
            <text:p>100,80,60,40,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baseuni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get$reference</text:p>
          </table:table-cell>
          <table:table-cell table:style-name="ce2" office:value-type="string" calcext:value-type="string">
            <text:p><text:a xlink:href="https://data.moneypoliticstransparency.org/methodology/" xlink:type="simple">https://data.moneypoliticstransparency.org/methodology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tags</text:p>
          </table:table-cell>
          <table:table-cell table:style-name="ce1" office:value-type="string" calcext:value-type="string">
            <text:p>economic,soci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ministerial_responsibility</text:p>
          </table:table-cell>
          <table:table-cell table:style-name="ce1" office:value-type="string" calcext:value-type="string">
            <text:p>BMJV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explanation$de</text:p>
          </table:table-cell>
          <table:table-cell table:style-name="ce1" office:value-type="string" calcext:value-type="string">
            <text:p>100 ist die höchstmögliche Punktzah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explanation$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get$value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breakpoints_old</text:p>
          </table:table-cell>
          <table:table-cell table:style-name="ce1" office:value-type="string" calcext:value-type="string">
            <text:p>A) Wertung 1-5,5,4,3,2,1 B) Methode,20,40,60,80,1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type</text:p>
          </table:table-cell>
          <table:table-cell table:style-name="ce1" office:value-type="string" calcext:value-type="string">
            <text:p>mo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target_refere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get$targ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or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oring$maintainer</text:p>
          </table:table-cell>
          <table:table-cell table:style-name="ce1" office:value-type="string" calcext:value-type="string">
            <text:p>t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ring$timestamp</text:p>
          </table:table-cell>
          <table:table-cell table:style-name="ce3" office:value-type="date" office:date-value="2015-12-18" calcext:value-type="date">
            <text:p>12/18/20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ring$timestamp_data_host</text:p>
          </table:table-cell>
          <table:table-cell table:style-name="ce1" office:value-type="float" office:value="2014" calcext:value-type="float">
            <text:p>20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ring$type</text:p>
          </table:table-cell>
          <table:table-cell table:style-name="ce1" office:value-type="string" calcext:value-type="string">
            <text:p>nation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ource$no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ource$publisher</text:p>
          </table:table-cell>
          <table:table-cell table:style-name="ce1" office:value-type="string" calcext:value-type="string">
            <text:p>Money, Politics and Transparency - Global Integrity, Sunlight Foundation, The Electoral Integrity Proje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$link</text:p>
          </table:table-cell>
          <table:table-cell table:style-name="ce2" office:value-type="string" calcext:value-type="string">
            <text:p><text:a xlink:href="https://data.moneypoliticstransparency.org/" xlink:type="simple">https://data.moneypoliticstransparency.org/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$value</text:p>
          </table:table-cell>
          <table:table-cell table:style-name="ce1" office:value-type="string" calcext:value-type="string">
            <text:p>OK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$type</text:p>
          </table:table-cell>
          <table:table-cell table:style-name="ce1" office:value-type="string" calcext:value-type="string">
            <text:p>inoffici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untrie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ustralia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stria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lgium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lgaria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le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atia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rmany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ngary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ia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srael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pan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xico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and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ssia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rbia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ovenia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th Afric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th Korea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den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key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A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_5f_Contribution_5f_and_5f_Expenditure_5f_" style:display-name="PageStyle_D_Contribution_and_Expenditure_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5" meta:object-count="0"/>
    <meta:generator>LibreOfficeDev/5.1.0.3$Linux_X86_64 LibreOffice_project/</meta:generator>
  </office:meta>
</office:document-meta>
</file>